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01000002011943FF74.png" manifest:media-type="image/png"/>
  <manifest:file-entry manifest:full-path="Pictures/100001EE0000350500003505DC168937.svg" manifest:media-type="image/svg+xml"/>
  <manifest:file-entry manifest:full-path="Pictures/10000001000002410000020127E03303.png" manifest:media-type="image/png"/>
  <manifest:file-entry manifest:full-path="Pictures/1000058A00003BA2000035054C2228C8.svg" manifest:media-type="image/svg+xml"/>
  <manifest:file-entry manifest:full-path="Pictures/100006100000335E00003505B7479E5C.svg" manifest:media-type="image/svg+xml"/>
  <manifest:file-entry manifest:full-path="Pictures/10000001000001C100000201C4464F21.png" manifest:media-type="image/png"/>
  <manifest:file-entry manifest:full-path="Pictures/100002A000002E6800003505A131ABF1.svg" manifest:media-type="image/svg+xml"/>
  <manifest:file-entry manifest:full-path="Pictures/10000001000001F100000201575F7778.png" manifest:media-type="image/png"/>
  <manifest:file-entry manifest:full-path="Pictures/10000001000002010000020166511480.png" manifest:media-type="image/png"/>
  <manifest:file-entry manifest:full-path="Pictures/100004CA000035050000350543C5F52F.svg" manifest:media-type="image/svg+xml"/>
  <manifest:file-entry manifest:full-path="Pictures/1000000100000201000002012C10A066.png" manifest:media-type="image/png"/>
  <manifest:file-entry manifest:full-path="Pictures/100001FB0000350500003505AFC597BF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moder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swiss" style:font-pitch="variable"/>
    <style:font-face style:name="Liberation Serif4" svg:font-family="'Liberation Serif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family-generic="system" style:font-pitch="variable"/>
    <style:font-face style:name="Noto Sans4" svg:font-family="'Noto Sans'" style:font-family-generic="modern" style:font-pitch="variable"/>
    <style:font-face style:name="Noto Sans5" svg:font-family="'Noto Sans'" style:font-pitch="variable"/>
    <style:font-face style:name="NotoSans" svg:font-family="NotoSans" style:font-pitch="variable"/>
    <style:font-face style:name="NotoSans1" svg:font-family="NotoSans"/>
    <style:font-face style:name="OpenSymbol" svg:font-family="OpenSymbol"/>
    <style:font-face style:name="OpenSymbol1" svg:font-family="OpenSymbol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84cm" fo:min-width="2.43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84cm" fo:min-width="3.021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fo:min-height="0.865cm" loext:decorative="false"/>
      <style:paragraph-properties style:writing-mode="lr-tb"/>
    </style:style>
    <style:style style:name="gr4" style:family="graphic" style:parent-style-name="standard">
      <style:graphic-properties fo:min-height="0.788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2.898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15.83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fo:min-height="0.583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10.696cm" fo:padding-top="0cm" fo:padding-bottom="0cm" fo:padding-left="0cm" fo:padding-right="0cm" loext:decorative="false"/>
      <style:paragraph-properties style:writing-mode="lr-tb"/>
    </style:style>
    <style:style style:name="gr9" style:family="graphic">
      <style:graphic-properties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159cm" fo:min-width="0.179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fill-color="#ffffff" fo:min-height="0.528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16cm" fo:min-width="0.18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998cm" fo:min-width="2.098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998cm" fo:min-width="1.529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998cm" fo:min-width="1.943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998cm" fo:min-width="3.383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fill-color="#ffffff" fo:min-height="0.998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0.998cm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161cm" fo:min-width="0.161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16cm" fo:min-width="0.209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951cm" fo:min-width="18.212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16cm" fo:min-width="0.179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427cm" fo:min-width="16.642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177cm" fo:min-width="0.209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min-height="0.959cm" fo:min-width="13.396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159cm" fo:min-width="0.209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51cm" fo:min-width="17.89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951cm" fo:min-width="16.728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159cm" fo:min-width="0.161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1.427cm" fo:min-width="16.939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951cm" fo:min-width="15.51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84cm" fo:min-width="1.258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textarea-vertical-align="top" draw:auto-grow-height="false" draw:fit-to-size="false" style:shrink-to-fit="false" fo:min-height="0.456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fill-color="#ffffff" fo:min-height="1.054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fill-color="#ffffff" fo:min-height="1.055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6cm" fo:min-width="19.186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6cm" fo:min-width="4.396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1cm" fo:min-width="16.191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17.711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951cm" fo:min-width="16.559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6cm" fo:min-width="16.171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951cm" fo:min-width="16.383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951cm" fo:min-width="16.816cm" fo:padding-top="0cm" fo:padding-bottom="0cm" fo:padding-left="0cm" fo:padding-right="0cm" loext:decorative="false"/>
      <style:paragraph-properties style:writing-mode="lr-tb"/>
    </style:style>
    <style:style style:name="P1" style:family="paragraph">
      <style:text-properties fo:font-size="10.3000001907349pt"/>
    </style:style>
    <style:style style:name="P2" style:family="paragraph">
      <loext:graphic-properties draw:fill="none"/>
      <style:paragraph-properties fo:text-align="start"/>
      <style:text-properties fo:color="#2e2dff" loext:opacity="100%" fo:font-size="10.3000001907349pt" style:font-size-asian="10pt" style:font-size-complex="10pt"/>
    </style:style>
    <style:style style:name="P3" style:family="paragraph">
      <style:text-properties fo:font-size="18.5pt"/>
    </style:style>
    <style:style style:name="P4" style:family="paragraph">
      <style:text-properties style:font-name="Noto Sans1" fo:font-size="18.5pt" fo:font-weight="bold" style:font-size-asian="18pt" style:font-weight-asian="bold" style:font-size-complex="18pt" style:font-weight-complex="bold"/>
    </style:style>
    <style:style style:name="P5" style:family="paragraph">
      <style:text-properties fo:font-size="16.5pt"/>
    </style:style>
    <style:style style:name="P6" style:family="paragraph">
      <style:text-properties style:font-name="Noto Sans1" fo:font-size="16.5pt"/>
    </style:style>
    <style:style style:name="P7" style:family="paragraph">
      <style:paragraph-properties fo:text-align="start" style:writing-mode="lr-tb"/>
      <style:text-properties fo:font-size="10.3000001907349pt"/>
    </style:style>
    <style:style style:name="P8" style:family="paragraph">
      <loext:graphic-properties draw:fill="none"/>
      <style:paragraph-properties fo:text-align="start"/>
      <style:text-properties fo:font-size="10.3000001907349pt" style:font-size-asian="10pt" style:font-size-complex="10pt"/>
    </style:style>
    <style:style style:name="P9" style:family="paragraph">
      <style:paragraph-properties fo:text-align="start" style:writing-mode="lr-tb"/>
      <style:text-properties fo:font-size="9.19999980926514pt"/>
    </style:style>
    <style:style style:name="P10" style:family="paragraph">
      <loext:graphic-properties draw:fill="none"/>
      <style:paragraph-properties fo:text-align="start"/>
      <style:text-properties fo:font-size="9.19999980926514pt" style:font-size-asian="9pt" style:font-size-complex="9pt"/>
    </style:style>
    <style:style style:name="P11" style:family="paragraph">
      <style:text-properties fo:font-size="11.3000001907349pt"/>
    </style:style>
    <style:style style:name="P12" style:family="paragraph">
      <style:text-properties style:font-name="Noto Sans1" fo:font-size="11.3000001907349pt" fo:font-weight="bold" style:font-size-asian="11pt" style:font-weight-asian="bold" style:font-size-complex="11pt" style:font-weight-complex="bold"/>
    </style:style>
    <style:style style:name="P13" style:family="paragraph">
      <style:text-properties fo:font-size="9.19999980926514pt"/>
    </style:style>
    <style:style style:name="P14" style:family="paragraph">
      <loext:graphic-properties draw:fill="none"/>
      <style:text-properties fo:font-size="9.19999980926514pt" style:font-size-asian="9pt" style:font-size-complex="9pt"/>
    </style:style>
    <style:style style:name="P15" style:family="paragraph">
      <style:paragraph-properties fo:text-align="start" style:writing-mode="lr-tb"/>
    </style:style>
    <style:style style:name="P16" style:family="paragraph">
      <loext:graphic-properties draw:fill="none"/>
      <style:paragraph-properties fo:text-align="start"/>
      <style:text-properties fo:font-size="4.5pt" style:font-size-asian="4.5pt" style:font-size-complex="4.5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/>
      <style:paragraph-properties fo:text-align="start"/>
      <style:text-properties fo:color="#c9211e" loext:opacity="100%" fo:font-size="10pt" style:text-underline-style="solid" style:text-underline-width="auto" style:text-underline-color="font-color" style:font-size-asian="10pt" style:font-size-complex="10pt"/>
    </style:style>
    <style:style style:name="P19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20" style:family="paragraph">
      <loext:graphic-properties draw:fill="none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/>
      <style:paragraph-properties fo:text-align="start"/>
      <style:text-properties fo:font-size="9pt" style:font-size-asian="9pt" style:font-size-complex="9pt"/>
    </style:style>
    <style:style style:name="P23" style:family="paragraph">
      <style:paragraph-properties fo:text-align="start"/>
      <style:text-properties fo:font-size="9.19999980926514pt" fo:background-color="transparent" style:font-size-asian="9pt" style:font-size-complex="9pt"/>
    </style:style>
    <style:style style:name="P24" style:family="paragraph">
      <loext:graphic-properties draw:fill="none" draw:fill-color="#ffffff"/>
      <style:text-properties fo:color="#000000" loext:opacity="100%" fo:font-weight="bold" style:font-weight-asian="bold" style:font-weight-complex="bold"/>
    </style:style>
    <style:style style:name="P25" style:family="paragraph">
      <style:paragraph-properties loext:tab-stop-distance="0cm">
        <style:tab-stops/>
      </style:paragraph-properties>
      <style:text-properties fo:font-size="9.19999980926514pt"/>
    </style:style>
    <style:style style:name="P26" style:family="paragraph">
      <loext:graphic-properties draw:fill="none" draw:fill-color="#ffffff"/>
      <style:paragraph-properties loext:tab-stop-distance="0cm">
        <style:tab-stops/>
      </style:paragraph-properties>
      <style:text-properties style:font-name="Noto Sans1" fo:font-size="9.19999980926514pt" fo:font-weight="bold" style:font-size-asian="9pt" style:font-weight-asian="bold" style:font-size-complex="9pt" style:font-weight-complex="bold"/>
    </style:style>
    <style:style style:name="P27" style:family="paragraph">
      <loext:graphic-properties draw:fill="none" draw:fill-color="#ffffff"/>
      <style:text-properties style:font-name="Noto Sans1" fo:font-size="9.19999980926514pt" fo:font-weight="bold" style:font-size-asian="9pt" style:font-weight-asian="bold" style:font-size-complex="9pt" style:font-weight-complex="bold"/>
    </style:style>
    <style:style style:name="P28" style:family="paragraph">
      <loext:graphic-properties draw:fill="none" draw:fill-color="#ffffff"/>
      <style:text-properties fo:color="#c9211e" loext:opacity="100%" fo:font-weight="bold" style:font-weight-asian="bold" style:font-weight-complex="bold"/>
    </style:style>
    <style:style style:name="T1" style:family="text">
      <style:text-properties style:font-name="Noto Sans1" fo:font-size="11pt" fo:font-weight="bold" style:font-size-asian="11pt" style:font-weight-asian="bold" style:font-size-complex="11pt" style:font-weight-complex="bold"/>
    </style:style>
    <style:style style:name="T2" style:family="text">
      <style:text-properties fo:color="#2e2dff" loext:opacity="100%" style:font-name="NotoSans1" fo:font-size="10pt" fo:font-weight="bold" style:font-size-asian="10pt" style:font-weight-asian="bold" style:font-name-complex="NotoSans1" style:font-size-complex="10pt" style:font-weight-complex="bold"/>
    </style:style>
    <style:style style:name="T3" style:family="text">
      <style:text-properties style:font-name="Noto Sans1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Noto Sans1"/>
    </style:style>
    <style:style style:name="T5" style:family="text">
      <style:text-properties fo:color="#000000" loext:opacity="100%" style:font-name="NotoSans1" fo:font-size="10pt" fo:font-weight="normal" style:font-size-asian="10pt" style:font-weight-asian="normal" style:font-name-complex="NotoSans1" style:font-size-complex="10pt" style:font-weight-complex="normal"/>
    </style:style>
    <style:style style:name="T6" style:family="text">
      <style:text-properties fo:color="#000000" loext:opacity="100%" style:font-name="NotoSans1" fo:font-size="9pt" fo:font-weight="normal" style:font-size-asian="9pt" style:font-weight-asian="normal" style:font-name-complex="NotoSans1" style:font-size-complex="9pt" style:font-weight-complex="normal"/>
    </style:style>
    <style:style style:name="T7" style:family="text">
      <style:text-properties fo:color="#000000" loext:opacity="100%" style:font-name="OpenSymbol" fo:font-size="4.5pt" fo:font-weight="normal" style:font-size-asian="4.5pt" style:font-weight-asian="normal" style:font-name-complex="OpenSymbol" style:font-size-complex="4.5pt" style:font-weight-complex="normal"/>
    </style:style>
    <style:style style:name="T8" style:family="text">
      <style:text-properties fo:color="#2a64b0" loext:opacity="100%" style:font-name="Noto Sans1"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fo:color="#2a64b0" loext:opacity="100%" style:font-name="NotoSans1" fo:font-size="10pt" style:text-underline-style="solid" style:text-underline-width="auto" style:text-underline-color="font-color" fo:font-weight="normal" style:font-size-asian="10pt" style:font-weight-asian="normal" style:font-name-complex="NotoSans1" style:font-size-complex="10pt" style:font-weight-complex="normal"/>
    </style:style>
    <style:style style:name="T10" style:family="text">
      <style:text-properties fo:color="#2a64b0" loext:opacity="100%" style:font-name="Noto Sans1" fo:font-size="10pt" style:text-underline-style="solid" style:text-underline-width="auto" style:text-underline-color="font-color" fo:background-color="transparent" style:font-size-asian="10pt" style:font-size-complex="10pt"/>
    </style:style>
    <style:style style:name="T11" style:family="text">
      <style:text-properties fo:color="#000000" loext:opacity="100%" style:font-name="NotoSans1" fo:font-size="9pt" fo:font-weight="normal" style:font-name-asian="Liberation Mono1" style:font-size-asian="9pt" style:font-weight-asian="normal" style:font-name-complex="NotoSans1" style:font-size-complex="9pt" style:font-weight-complex="normal"/>
    </style:style>
    <style:style style:name="T12" style:family="text">
      <style:text-properties fo:color="#227aaf" loext:opacity="100%" style:font-name="NotoSans1" fo:font-size="10pt" fo:font-weight="bold" style:font-size-asian="10pt" style:font-weight-asian="bold" style:font-name-complex="NotoSans1" style:font-size-complex="10pt" style:font-weight-complex="bold"/>
    </style:style>
    <style:style style:name="T13" style:family="text">
      <style:text-properties style:font-name="Noto Sans1" fo:font-size="9pt" fo:background-color="transparent" style:font-name-asian="Liberation Mono1" style:font-size-asian="9pt" style:font-name-complex="Liberation Mono1" style:font-size-complex="9pt"/>
    </style:style>
    <style:style style:name="T14" style:family="text">
      <style:text-properties fo:color="#000000" loext:opacity="100%" style:text-outline="false" style:font-name="Noto Sans1" fo:font-size="10pt" style:text-underline-style="none" fo:font-weight="bold" style:font-size-asian="10pt" style:font-weight-asian="bold" style:font-size-complex="10pt" style:font-weight-complex="bold"/>
    </style:style>
    <style:style style:name="T15" style:family="text">
      <style:text-properties fo:color="#2a64b0" loext:opacity="100%" style:font-name="Noto Sans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6" style:family="text">
      <style:text-properties fo:color="#000000" loext:opacity="100%" style:font-name="Noto Sans1" fo:font-size="9pt" style:text-underline-style="none" fo:font-weight="bold" style:font-size-asian="9pt" style:font-weight-asian="bold" style:font-size-complex="9pt" style:font-weight-complex="bold"/>
    </style:style>
    <style:style style:name="T17" style:family="text">
      <style:text-properties fo:color="#000000" loext:opacity="100%" style:font-name="Noto Sans1" fo:font-size="9pt" style:text-underline-style="none" fo:font-weight="normal" style:font-size-asian="9pt" style:font-weight-asian="normal" style:font-size-complex="9pt" style:font-weight-complex="normal"/>
    </style:style>
    <style:style style:name="T18" style:family="text">
      <style:text-properties style:font-name="Noto Sans1" fo:font-size="9pt" fo:font-weight="normal" style:font-size-asian="9pt" style:font-weight-asian="normal" style:font-size-complex="9pt" style:font-weight-complex="normal"/>
    </style:style>
    <style:style style:name="T19" style:family="text">
      <style:text-properties style:font-name="Noto Sans1" fo:font-size="9pt" fo:font-weight="bold" style:font-size-asian="9pt" style:font-weight-asian="bold" style:font-size-complex="9pt" style:font-weight-complex="bold"/>
    </style:style>
    <style:style style:name="T20" style:family="text">
      <style:text-properties fo:color="#c9211e" loext:opacity="100%" style:text-outline="false" style:font-name="Noto Sans1" fo:font-size="10pt" style:text-underline-style="none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.43cm" svg:height="0.584cm" svg:x="8.25cm" svg:y="18.275cm">
          <draw:text-box>
            <text:p text:style-name="P1"><text:span text:style-name="T1">PROJECTS</text:span><text:span text:style-name="T2"> </text:span></text:p>
          </draw:text-box>
        </draw:frame>
        <draw:frame draw:style-name="gr2" draw:text-style-name="P2" draw:layer="layout" svg:width="3.021cm" svg:height="0.584cm" svg:x="8.035cm" svg:y="23.802cm">
          <draw:text-box>
            <text:p text:style-name="P1"><text:span text:style-name="T1">EDUCATION</text:span><text:span text:style-name="T2"> </text:span></text:p>
          </draw:text-box>
        </draw:frame>
        <draw:frame draw:style-name="gr3" draw:text-style-name="P4" draw:layer="layout" svg:width="6.576cm" svg:height="0.865cm" svg:x="7.507cm" svg:y="0.984cm">
          <draw:text-box>
            <text:p text:style-name="P3"><text:span text:style-name="T3">Software Developer</text:span></text:p>
          </draw:text-box>
        </draw:frame>
        <draw:frame draw:style-name="gr4" draw:text-style-name="P6" draw:layer="layout" svg:width="4.116cm" svg:height="0.788cm" svg:x="8.737cm" svg:y="1.952cm">
          <draw:text-box>
            <text:p text:style-name="P5"><text:span text:style-name="T4">Pablo Cardoso</text:span></text:p>
          </draw:text-box>
        </draw:frame>
        <draw:frame draw:style-name="gr5" draw:text-style-name="P8" draw:layer="layout" svg:width="2.898cm" svg:height="0.528cm" svg:x="9.346cm" svg:y="2.818cm">
          <draw:text-box>
            <text:p text:style-name="P7"><text:span text:style-name="T5">Hutto,Texas, USA</text:span></text:p>
          </draw:text-box>
        </draw:frame>
        <draw:frame draw:style-name="gr6" draw:text-style-name="P10" draw:layer="layout" svg:width="15.833cm" svg:height="0.476cm" svg:x="1.352cm" svg:y="24.423cm">
          <draw:text-box>
            <text:p text:style-name="P9"><text:span text:style-name="T6">freeCodeCamp.com Certifications</text:span></text:p>
          </draw:text-box>
        </draw:frame>
        <draw:frame draw:style-name="gr7" draw:text-style-name="P12" draw:layer="layout" svg:width="1.938cm" svg:height="0.583cm" svg:x="9.661cm" svg:y="5.637cm">
          <draw:text-box>
            <text:p text:style-name="P11"><text:span text:style-name="T1">WORK</text:span></text:p>
          </draw:text-box>
        </draw:frame>
        <draw:frame draw:style-name="gr8" draw:text-style-name="P14" draw:layer="layout" svg:width="10.696cm" svg:height="0.476cm" svg:x="1.352cm" svg:y="24.943cm">
          <draw:text-box>
            <text:p text:style-name="P13"><text:span text:style-name="T6">(May 2023 – Current)</text:span></text:p>
          </draw:text-box>
        </draw:frame>
        <draw:g draw:style-name="gr9">
          <draw:frame draw:style-name="gr10" draw:text-style-name="P16" draw:layer="layout" svg:width="0.179cm" svg:height="0.159cm" svg:x="1.352cm" svg:y="26.154cm">
            <draw:text-box>
              <text:p text:style-name="P15"><text:span text:style-name="T7">●</text:span></text:p>
            </draw:text-box>
          </draw:frame>
          <draw:frame draw:style-name="gr11" draw:text-style-name="P17" draw:layer="layout" svg:width="5.484cm" svg:height="0.528cm" svg:x="1.87cm" svg:y="26.034cm">
            <draw:text-box>
              <text:p><text:span text:style-name="T8"><text:a xlink:href="https://www.freecodecamp.org/certification/cardosopab/responsive-web-design" xlink:type="simple">Responsive Web Design</text:a></text:span></text:p>
            </draw:text-box>
          </draw:frame>
        </draw:g>
        <draw:g draw:style-name="gr9">
          <draw:frame draw:style-name="gr12" draw:text-style-name="P16" draw:layer="layout" svg:width="0.18cm" svg:height="0.16cm" svg:x="1.352cm" svg:y="26.734cm">
            <draw:text-box>
              <text:p text:style-name="P15"><text:span text:style-name="T7">●</text:span></text:p>
            </draw:text-box>
          </draw:frame>
          <draw:frame draw:style-name="gr11" draw:text-style-name="P17" draw:layer="layout" svg:width="8.756cm" svg:height="0.528cm" svg:x="1.953cm" svg:y="26.603cm">
            <draw:text-box>
              <text:p><text:span text:style-name="T8"><text:a xlink:href="https://www.freecodecamp.org/certification/cardosopab/javascript-algorithms-and-data-structures" xlink:type="simple">JavaScript Algorithms and Data Structures</text:a></text:span></text:p>
            </draw:text-box>
          </draw:frame>
        </draw:g>
        <draw:g draw:style-name="gr9">
          <draw:frame draw:style-name="gr13" draw:text-style-name="P18" draw:layer="layout" svg:width="2.098cm" svg:height="0.998cm" svg:x="4.819cm" svg:y="3.551cm">
            <draw:text-box>
              <text:p text:style-name="P15"><text:span text:style-name="T9"><text:a xlink:href="https://cardosopab.web.app/" xlink:type="simple">Portfolio</text:a></text:span></text:p>
            </draw:text-box>
          </draw:frame>
          <draw:frame draw:style-name="gr14" draw:text-style-name="P18" draw:layer="layout" svg:width="1.529cm" svg:height="0.998cm" svg:x="11.122cm" svg:y="3.551cm">
            <draw:text-box>
              <text:p text:style-name="P15"><text:span text:style-name="T9"><text:a xlink:href="https://github.com/cardosopab" xlink:type="simple">Github</text:a></text:span></text:p>
            </draw:text-box>
          </draw:frame>
          <draw:frame draw:style-name="gr15" draw:text-style-name="P19" draw:layer="layout" svg:width="1.943cm" svg:height="0.998cm" svg:x="8.063cm" svg:y="3.551cm">
            <draw:text-box>
              <text:p text:style-name="P15"><text:span text:style-name="T9"><text:a xlink:href="https://www.linkedin.com/in/pablo-cardoso-48b226240/" xlink:type="simple">LinkedIn</text:a></text:span></text:p>
            </draw:text-box>
          </draw:frame>
          <draw:frame draw:style-name="gr16" draw:text-style-name="P19" draw:layer="layout" svg:width="3.383cm" svg:height="0.998cm" svg:x="13.877cm" svg:y="3.551cm">
            <draw:text-box>
              <text:p text:style-name="P15"><text:span text:style-name="T9"><text:a xlink:href="https://freecodecamp.org/cardosopab" xlink:type="simple">freeCodeCamp</text:a></text:span></text:p>
            </draw:text-box>
          </draw:frame>
          <draw:frame draw:style-name="gr17" draw:text-style-name="P17" draw:layer="layout" svg:width="1.573cm" svg:height="0.998cm" svg:x="2.116cm" svg:y="3.551cm">
            <draw:text-box>
              <text:p><text:span text:style-name="T10"><text:a xlink:href="mailto:cardosopab@gmail.com" xlink:type="simple">Email</text:a></text:span></text:p>
            </draw:text-box>
          </draw:frame>
          <draw:frame draw:style-name="gr18" draw:text-style-name="P20" draw:layer="layout" svg:width="2.19cm" svg:height="0.998cm" svg:x="18.13cm" svg:y="3.551cm">
            <draw:text-box>
              <text:p><text:span text:style-name="T9"><text:a xlink:href="https://play.google.com/store/apps/developer?id=cardosopab" xlink:type="simple">PlayStore</text:a></text:span></text:p>
            </draw:text-box>
          </draw:frame>
          <draw:frame draw:style-name="gr19" draw:text-style-name="P21" draw:layer="layout" svg:width="0.563cm" svg:height="0.593cm" svg:x="1.27cm" svg:y="3.57cm">
            <draw:image xlink:href="Pictures/100001FB0000350500003505AFC597BF.svg" xlink:type="simple" xlink:show="embed" xlink:actuate="onLoad" draw:mime-type="image/svg+xml">
              <text:p/>
            </draw:image>
            <draw:image xlink:href="Pictures/1000000100000201000002012C10A066.png" xlink:type="simple" xlink:show="embed" xlink:actuate="onLoad" draw:mime-type="image/png"/>
          </draw:frame>
          <draw:frame draw:style-name="gr19" draw:text-style-name="P21" draw:layer="layout" svg:width="0.561cm" svg:height="0.592cm" svg:x="3.973cm" svg:y="3.571cm">
            <draw:image xlink:href="Pictures/100004CA000035050000350543C5F52F.svg" xlink:type="simple" xlink:show="embed" xlink:actuate="onLoad" draw:mime-type="image/svg+xml">
              <text:p/>
            </draw:image>
            <draw:image xlink:href="Pictures/10000001000002010000020166511480.png" xlink:type="simple" xlink:show="embed" xlink:actuate="onLoad" draw:mime-type="image/png"/>
          </draw:frame>
          <draw:frame draw:style-name="gr19" draw:text-style-name="P21" draw:layer="layout" svg:width="0.581cm" svg:height="0.692cm" svg:x="7.199cm" svg:y="3.517cm">
            <draw:image xlink:href="Pictures/100002A000002E6800003505A131ABF1.svg" xlink:type="simple" xlink:show="embed" xlink:actuate="onLoad" draw:mime-type="image/svg+xml">
              <text:p/>
            </draw:image>
            <draw:image xlink:href="Pictures/10000001000001C100000201C4464F21.png" xlink:type="simple" xlink:show="embed" xlink:actuate="onLoad" draw:mime-type="image/png"/>
          </draw:frame>
          <draw:frame draw:style-name="gr19" draw:text-style-name="P21" draw:layer="layout" svg:width="0.695cm" svg:height="0.749cm" svg:x="10.145cm" svg:y="3.492cm">
            <draw:image xlink:href="Pictures/100006100000335E00003505B7479E5C.svg" xlink:type="simple" xlink:show="embed" xlink:actuate="onLoad" draw:mime-type="image/svg+xml">
              <text:p/>
            </draw:image>
            <draw:image xlink:href="Pictures/10000001000001F100000201575F7778.png" xlink:type="simple" xlink:show="embed" xlink:actuate="onLoad" draw:mime-type="image/png"/>
          </draw:frame>
          <draw:frame draw:style-name="gr19" draw:text-style-name="P21" draw:layer="layout" svg:width="0.797cm" svg:height="0.739cm" svg:x="12.793cm" svg:y="3.496cm">
            <draw:image xlink:href="Pictures/1000058A00003BA2000035054C2228C8.svg" xlink:type="simple" xlink:show="embed" xlink:actuate="onLoad" draw:mime-type="image/svg+xml">
              <text:p/>
            </draw:image>
            <draw:image xlink:href="Pictures/10000001000002410000020127E03303.png" xlink:type="simple" xlink:show="embed" xlink:actuate="onLoad" draw:mime-type="image/png"/>
          </draw:frame>
          <draw:frame draw:style-name="gr19" draw:text-style-name="P21" draw:layer="layout" svg:width="0.538cm" svg:height="0.569cm" svg:x="17.304cm" svg:y="3.581cm">
            <draw:image xlink:href="Pictures/100001EE0000350500003505DC168937.svg" xlink:type="simple" xlink:show="embed" xlink:actuate="onLoad" draw:mime-type="image/svg+xml">
              <text:p/>
            </draw:image>
            <draw:image xlink:href="Pictures/1000000100000201000002011943FF74.png" xlink:type="simple" xlink:show="embed" xlink:actuate="onLoad" draw:mime-type="image/png"/>
          </draw:frame>
        </draw:g>
        <draw:g draw:style-name="gr9">
          <draw:frame draw:style-name="gr20" draw:text-style-name="P16" draw:layer="layout" svg:width="0.161cm" svg:height="0.161cm" svg:x="1.352cm" svg:y="27.306cm">
            <draw:text-box>
              <text:p text:style-name="P15"><text:span text:style-name="T7">●</text:span></text:p>
            </draw:text-box>
          </draw:frame>
          <draw:frame draw:style-name="gr11" draw:text-style-name="P17" draw:layer="layout" svg:width="6.473cm" svg:height="0.528cm" svg:x="1.91cm" svg:y="27.178cm">
            <draw:text-box>
              <text:p><text:span text:style-name="T8"><text:a xlink:href="https://www.freecodecamp.org/certification/cardosopab/front-end-development-libraries" xlink:type="simple">Front End Development Libraries</text:a></text:span></text:p>
            </draw:text-box>
          </draw:frame>
        </draw:g>
        <draw:g draw:style-name="gr9">
          <draw:frame draw:style-name="gr21" draw:text-style-name="P16" draw:layer="layout" svg:width="0.209cm" svg:height="0.16cm" svg:x="1.352cm" svg:y="6.899cm">
            <draw:text-box>
              <text:p text:style-name="P15"><text:span text:style-name="T7">●</text:span></text:p>
            </draw:text-box>
          </draw:frame>
          <draw:frame draw:style-name="gr22" draw:text-style-name="P22" draw:layer="layout" svg:width="18.212cm" svg:height="0.951cm" svg:x="2.145cm" svg:y="6.851cm">
            <draw:text-box>
              <text:p><text:span text:style-name="T11">Collaborated with a client to conceptualize and execute a dynamic portal facilitating </text:span></text:p>
              <text:p><text:span text:style-name="T11">seamless communication among case workers, judges, and parents/guardians.</text:span></text:p>
            </draw:text-box>
          </draw:frame>
        </draw:g>
        <draw:g draw:style-name="gr9">
          <draw:frame draw:style-name="gr23" draw:text-style-name="P16" draw:layer="layout" svg:width="0.179cm" svg:height="0.16cm" svg:x="1.352cm" svg:y="7.944cm">
            <draw:text-box>
              <text:p text:style-name="P15"><text:span text:style-name="T7">●</text:span></text:p>
            </draw:text-box>
          </draw:frame>
          <draw:frame draw:style-name="gr24" draw:text-style-name="P22" draw:layer="layout" svg:width="16.642cm" svg:height="1.427cm" svg:x="2.032cm" svg:y="7.819cm">
            <draw:text-box>
              <text:p><text:span text:style-name="T11">Enabled efficient task management by implementing a feature allowing case workers and</text:span></text:p>
              <text:p><text:span text:style-name="T11"><text:s/></text:span><text:span text:style-name="T11">judges to add essential tasks ("to-dos") while empowering parents/guardians to upload </text:span></text:p>
              <text:p><text:span text:style-name="T11">necessary documents, ensuring a streamlined process.</text:span></text:p>
            </draw:text-box>
          </draw:frame>
        </draw:g>
        <draw:g draw:style-name="gr9">
          <draw:frame draw:style-name="gr25" draw:text-style-name="P16" draw:layer="layout" svg:width="0.209cm" svg:height="0.177cm" svg:x="1.352cm" svg:y="9.442cm">
            <draw:text-box>
              <text:p text:style-name="P15"><text:span text:style-name="T7">●</text:span></text:p>
            </draw:text-box>
          </draw:frame>
          <draw:frame draw:style-name="gr26" draw:text-style-name="P22" draw:layer="layout" svg:width="17.712cm" svg:height="0.962cm" svg:x="2.145cm" svg:y="9.236cm">
            <draw:text-box>
              <text:p><text:span text:style-name="T11">Enhanced user experience by incorporating a robust system for locating local health providers, providing convenience and support for parents seeking essential resources within their community.</text:span></text:p>
            </draw:text-box>
          </draw:frame>
        </draw:g>
        <draw:g draw:style-name="gr9">
          <draw:frame draw:style-name="gr27" draw:text-style-name="P16" draw:layer="layout" svg:width="0.209cm" svg:height="0.159cm" svg:x="1.352cm" svg:y="15.967cm">
            <draw:text-box>
              <text:p text:style-name="P15"><text:span text:style-name="T7">●</text:span></text:p>
            </draw:text-box>
          </draw:frame>
          <draw:frame draw:style-name="gr28" draw:text-style-name="P22" draw:layer="layout" svg:width="17.897cm" svg:height="0.951cm" svg:x="2.145cm" svg:y="15.818cm">
            <draw:text-box>
              <text:p><text:span text:style-name="T11">Leveraged the Flutter framework, to build a sophisticated checkbook register app, </text:span></text:p>
              <text:p><text:span text:style-name="T11">showcasing proficiency in mobile app development.</text:span></text:p>
            </draw:text-box>
          </draw:frame>
        </draw:g>
        <draw:g draw:style-name="gr9">
          <draw:frame draw:style-name="gr10" draw:text-style-name="P16" draw:layer="layout" svg:width="0.179cm" svg:height="0.159cm" svg:x="1.352cm" svg:y="16.934cm">
            <draw:text-box>
              <text:p text:style-name="P15"><text:span text:style-name="T7">●</text:span></text:p>
            </draw:text-box>
          </draw:frame>
          <draw:frame draw:style-name="gr29" draw:text-style-name="P22" draw:layer="layout" svg:width="16.728cm" svg:height="0.951cm" svg:x="2.032cm" svg:y="16.786cm">
            <draw:text-box>
              <text:p><text:span text:style-name="T11">Utilized Riverpod, a state management library, to architect a robust and scalable app with </text:span></text:p>
              <text:p><text:span text:style-name="T11">efficient state management, ensuring data accuracy and responsiveness.</text:span></text:p>
            </draw:text-box>
          </draw:frame>
        </draw:g>
        <draw:g draw:style-name="gr9">
          <draw:frame draw:style-name="gr30" draw:text-style-name="P16" draw:layer="layout" svg:width="0.161cm" svg:height="0.159cm" svg:x="1.406cm" svg:y="20.541cm">
            <draw:text-box>
              <text:p text:style-name="P15"><text:span text:style-name="T7">●</text:span></text:p>
            </draw:text-box>
          </draw:frame>
          <draw:frame draw:style-name="gr31" draw:text-style-name="P22" draw:layer="layout" svg:width="16.939cm" svg:height="1.427cm" svg:x="2.084cm" svg:y="20.448cm">
            <draw:text-box>
              <text:p><text:span text:style-name="T11">Successfully migrated from an initial Firebase Firestore database to a MongoDB setup with </text:span></text:p>
              <text:p><text:span text:style-name="T11">Mongoose ODM in a Node.js and Express.js environment, embracing the MERN stack </text:span></text:p>
              <text:p><text:span text:style-name="T11">architecture.</text:span></text:p>
            </draw:text-box>
          </draw:frame>
        </draw:g>
        <draw:g draw:style-name="gr9">
          <draw:frame draw:style-name="gr23" draw:text-style-name="P16" draw:layer="layout" svg:width="0.179cm" svg:height="0.16cm" svg:x="1.352cm" svg:y="21.969cm">
            <draw:text-box>
              <text:p text:style-name="P15"><text:span text:style-name="T7">●</text:span></text:p>
            </draw:text-box>
          </draw:frame>
          <draw:frame draw:style-name="gr32" draw:text-style-name="P22" draw:layer="layout" svg:width="15.51cm" svg:height="0.951cm" svg:x="2.032cm" svg:y="21.866cm">
            <draw:text-box>
              <text:p><text:span text:style-name="T11">Demonstrated proficiency in TypeScript, enhancing code quality and type safety </text:span></text:p>
              <text:p><text:span text:style-name="T11">throughout the project, leading to fewer errors and a more maintainable codebase.</text:span></text:p>
            </draw:text-box>
          </draw:frame>
        </draw:g>
        <draw:frame draw:style-name="gr33" draw:text-style-name="P8" draw:layer="layout" svg:width="1.378cm" svg:height="0.584cm" svg:x="9.941cm" svg:y="3.99cm">
          <draw:text-box>
            <text:p text:style-name="P1"><text:span text:style-name="T1">SKILLS</text:span><text:span text:style-name="T12"> </text:span></text:p>
          </draw:text-box>
        </draw:frame>
        <draw:frame draw:style-name="gr34" draw:text-style-name="P23" draw:layer="layout" svg:width="10.564cm" svg:height="0.485cm" svg:x="5.348cm" svg:y="4.611cm">
          <draw:text-box>
            <text:p text:style-name="P13"><text:span text:style-name="T13">Flutter | Dart | React | TypeScript | JavaScript | Python | Git | Github</text:span></text:p>
          </draw:text-box>
        </draw:frame>
        <draw:g draw:style-name="gr9">
          <draw:frame draw:style-name="gr35" draw:text-style-name="P24" draw:layer="layout" svg:width="5.134cm" svg:height="1.054cm" svg:x="1.352cm" svg:y="6.258cm">
            <draw:text-box>
              <text:p><text:span text:style-name="T14">State Children in Care</text:span></text:p>
            </draw:text-box>
          </draw:frame>
          <draw:frame draw:style-name="gr11" draw:text-style-name="P17" draw:layer="layout" svg:width="1.371cm" svg:height="0.528cm" svg:x="8.203cm" svg:y="6.281cm">
            <draw:text-box>
              <text:p><text:span text:style-name="T15"><text:a xlink:href="https://state-children-in-care-cardosopab.web.app/" xlink:type="simple">Demo</text:a></text:span></text:p>
            </draw:text-box>
          </draw:frame>
        </draw:g>
        <draw:g draw:style-name="gr9">
          <draw:frame draw:style-name="gr11" draw:text-style-name="P17" draw:layer="layout" svg:width="1.694cm" svg:height="0.528cm" svg:x="8.188cm" svg:y="14.269cm">
            <draw:text-box>
              <text:p><text:span text:style-name="T15"><text:a xlink:href="https://cardosopab-breezy-checks.web.app/" xlink:type="simple">Demo</text:a></text:span></text:p>
            </draw:text-box>
          </draw:frame>
          <draw:frame draw:style-name="gr36" draw:text-style-name="P24" draw:layer="layout" svg:width="3.453cm" svg:height="1.055cm" svg:x="1.352cm" svg:y="14.279cm">
            <draw:text-box>
              <text:p><text:span text:style-name="T14">Breezy Checks <text:s/></text:span></text:p>
            </draw:text-box>
          </draw:frame>
          <draw:frame draw:style-name="gr11" draw:text-style-name="P17" draw:layer="layout" svg:width="1.695cm" svg:height="0.528cm" svg:x="11.486cm" svg:y="14.272cm">
            <draw:text-box>
              <text:p><text:span text:style-name="T15"><text:a xlink:href="https://github.com/cardosopab/breezy_checks" xlink:type="simple">Github</text:a></text:span></text:p>
            </draw:text-box>
          </draw:frame>
        </draw:g>
        <draw:frame draw:style-name="gr37" draw:text-style-name="P26" draw:layer="layout" svg:width="19.186cm" svg:height="0.476cm" svg:x="1.451cm" svg:y="10.268cm">
          <draw:text-box>
            <text:p text:style-name="P25"><text:span text:style-name="T16">Stack:</text:span><text:span text:style-name="T17"> </text:span><text:span text:style-name="T18">Vite, React, TypeScript, React Router, Redux Toolkit, MaterialUI, Firebase Firestore</text:span></text:p>
          </draw:text-box>
        </draw:frame>
        <draw:frame draw:style-name="gr38" draw:text-style-name="P27" draw:layer="layout" svg:width="4.396cm" svg:height="0.476cm" svg:x="1.437cm" svg:y="17.756cm">
          <draw:text-box>
            <text:p text:style-name="P13"><text:span text:style-name="T19">Stack:</text:span><text:span text:style-name="T18"> Flutter, Riverpod</text:span></text:p>
          </draw:text-box>
        </draw:frame>
        <draw:frame draw:style-name="gr39" draw:text-style-name="P27" draw:layer="layout" svg:width="16.191cm" svg:height="0.951cm" svg:x="1.437cm" svg:y="22.834cm">
          <draw:text-box>
            <text:p text:style-name="P13"><text:span text:style-name="T19">Stack:</text:span><text:span text:style-name="T18"> Vite, React, TypeScript, React Router, Redux Toolkit, MaterialUI, Node, Express, </text:span></text:p>
            <text:p text:style-name="P13"><text:span text:style-name="T18">MongoDB, Mongoose ODM</text:span></text:p>
          </draw:text-box>
        </draw:frame>
        <draw:g draw:style-name="gr9">
          <draw:frame draw:style-name="gr21" draw:text-style-name="P16" draw:layer="layout" svg:width="0.209cm" svg:height="0.16cm" svg:x="1.361cm" svg:y="11.411cm">
            <draw:text-box>
              <text:p text:style-name="P15"><text:span text:style-name="T7">●</text:span></text:p>
            </draw:text-box>
          </draw:frame>
          <draw:frame draw:style-name="gr40" draw:text-style-name="P22" draw:layer="layout" svg:width="17.711cm" svg:height="0.476cm" svg:x="2.155cm" svg:y="11.361cm">
            <draw:text-box>
              <text:p><text:span text:style-name="T11">Partnered with a client to develop a progressive web app tailored to cyclist safety.</text:span></text:p>
            </draw:text-box>
          </draw:frame>
        </draw:g>
        <draw:g draw:style-name="gr9">
          <draw:frame draw:style-name="gr10" draw:text-style-name="P16" draw:layer="layout" svg:width="0.179cm" svg:height="0.159cm" svg:x="1.36cm" svg:y="12.018cm">
            <draw:text-box>
              <text:p text:style-name="P15"><text:span text:style-name="T7">●</text:span></text:p>
            </draw:text-box>
          </draw:frame>
          <draw:frame draw:style-name="gr41" draw:text-style-name="P22" draw:layer="layout" svg:width="16.559cm" svg:height="0.951cm" svg:x="2.04cm" svg:y="11.882cm">
            <draw:text-box>
              <text:p><text:span text:style-name="T11">Integrated the Mapbox API, enabling the creation of a user interface for a turn-by-turn </text:span></text:p>
              <text:p><text:span text:style-name="T11">navigation.</text:span></text:p>
            </draw:text-box>
          </draw:frame>
        </draw:g>
        <draw:g draw:style-name="gr9">
          <draw:frame draw:style-name="gr21" draw:text-style-name="P16" draw:layer="layout" svg:width="0.209cm" svg:height="0.16cm" svg:x="1.361cm" svg:y="13.03cm">
            <draw:text-box>
              <text:p text:style-name="P15"><text:span text:style-name="T7">●</text:span></text:p>
            </draw:text-box>
          </draw:frame>
          <draw:frame draw:style-name="gr26" draw:text-style-name="P22" draw:layer="layout" svg:width="17.711cm" svg:height="0.827cm" svg:x="2.155cm" svg:y="12.85cm">
            <draw:text-box>
              <text:p><text:span text:style-name="T11">Orchestrated the successful deployment of the progressive web app using Firebase Hosting, ensuring high availability and efficient content delivery.</text:span></text:p>
            </draw:text-box>
          </draw:frame>
        </draw:g>
        <draw:g draw:style-name="gr9">
          <draw:frame draw:style-name="gr11" draw:text-style-name="P24" draw:layer="layout" svg:width="1.356cm" svg:height="0.528cm" svg:x="1.361cm" svg:y="10.792cm">
            <draw:text-box>
              <text:p><text:span text:style-name="T14">Aéro <text:s/></text:span></text:p>
            </draw:text-box>
          </draw:frame>
          <draw:frame draw:style-name="gr11" draw:text-style-name="P17" draw:layer="layout" svg:width="1.371cm" svg:height="0.528cm" svg:x="8.212cm" svg:y="10.789cm">
            <draw:text-box>
              <text:p><text:span text:style-name="T15"><text:a xlink:href="https://cardosopab-aero.web.app/" xlink:type="simple">Demo</text:a></text:span></text:p>
            </draw:text-box>
          </draw:frame>
        </draw:g>
        <draw:frame draw:style-name="gr42" draw:text-style-name="P27" draw:layer="layout" svg:width="16.171cm" svg:height="0.476cm" svg:x="1.456cm" svg:y="13.75cm">
          <draw:text-box>
            <text:p text:style-name="P13"><text:span text:style-name="T19">Stack:</text:span><text:span text:style-name="T18"> Flutter, Riverpod, Mapbox API, Mixpanel Analytics, Firebase Hosting</text:span></text:p>
          </draw:text-box>
        </draw:frame>
        <draw:g draw:style-name="gr9">
          <draw:frame draw:style-name="gr23" draw:text-style-name="P16" draw:layer="layout" svg:width="0.179cm" svg:height="0.16cm" svg:x="1.352cm" svg:y="14.996cm">
            <draw:text-box>
              <text:p text:style-name="P15"><text:span text:style-name="T7">●</text:span></text:p>
            </draw:text-box>
          </draw:frame>
          <draw:frame draw:style-name="gr43" draw:text-style-name="P22" draw:layer="layout" svg:width="16.383cm" svg:height="0.951cm" svg:x="2.032cm" svg:y="14.85cm">
            <draw:text-box>
              <text:p><text:span text:style-name="T11">Independently published my debut mobile app on the Google Play Store, demonstrating</text:span></text:p>
              <text:p><text:span text:style-name="T11">initiative and the ability to see a project through to the end.</text:span></text:p>
            </draw:text-box>
          </draw:frame>
        </draw:g>
        <draw:g draw:style-name="gr9">
          <draw:frame draw:style-name="gr23" draw:text-style-name="P16" draw:layer="layout" svg:width="0.179cm" svg:height="0.16cm" svg:x="1.352cm" svg:y="19.583cm">
            <draw:text-box>
              <text:p text:style-name="P15"><text:span text:style-name="T7">●</text:span></text:p>
            </draw:text-box>
          </draw:frame>
          <draw:frame draw:style-name="gr44" draw:text-style-name="P22" draw:layer="layout" svg:width="16.816cm" svg:height="0.951cm" svg:x="2.032cm" svg:y="19.479cm">
            <draw:text-box>
              <text:p><text:span text:style-name="T11">Designed and implemented a comprehensive system that handles all CRUD (Create, Read,</text:span></text:p>
              <text:p><text:span text:style-name="T11">Update, Delete) operations for tickets, enhancing data management and user interactions.</text:span></text:p>
            </draw:text-box>
          </draw:frame>
        </draw:g>
        <draw:g draw:style-name="gr9">
          <draw:frame draw:style-name="gr10" draw:text-style-name="P16" draw:layer="layout" svg:width="0.179cm" svg:height="0.159cm" svg:x="1.352cm" svg:y="25.583cm">
            <draw:text-box>
              <text:p text:style-name="P15"><text:span text:style-name="T7">●</text:span></text:p>
            </draw:text-box>
          </draw:frame>
          <draw:frame draw:style-name="gr11" draw:text-style-name="P17" draw:layer="layout" svg:width="7.482cm" svg:height="0.528cm" svg:x="1.87cm" svg:y="25.463cm">
            <draw:text-box>
              <text:p><text:span text:style-name="T8"><text:a xlink:href="https://www.freecodecamp.org/certification/cardosopab/back-end-development-and-apis" xlink:type="simple">Back End Development and APIs</text:a></text:span></text:p>
            </draw:text-box>
          </draw:frame>
        </draw:g>
        <draw:frame draw:style-name="gr34" draw:text-style-name="P23" draw:layer="layout" svg:width="8.973cm" svg:height="0.399cm" svg:x="6.144cm" svg:y="5.169cm">
          <draw:text-box>
            <text:p text:style-name="P13"><text:span text:style-name="T13"><text:s/></text:span><text:span text:style-name="T13">Firebase | Node | Express | Mongo DB | Mongoose ODM</text:span></text:p>
          </draw:text-box>
        </draw:frame>
        <draw:g draw:style-name="gr9">
          <draw:frame draw:style-name="gr11" draw:text-style-name="P17" draw:layer="layout" svg:width="1.452cm" svg:height="0.528cm" svg:x="7.205cm" svg:y="18.896cm">
            <draw:text-box>
              <text:p><text:span text:style-name="T15"><text:a xlink:href="https://bugtracker-cardosopab.web.app/" xlink:type="simple">Demo</text:a></text:span></text:p>
            </draw:text-box>
          </draw:frame>
          <draw:frame draw:style-name="gr11" draw:text-style-name="P17" draw:layer="layout" svg:width="1.452cm" svg:height="0.528cm" svg:x="10.032cm" svg:y="18.899cm">
            <draw:text-box>
              <text:p><text:span text:style-name="T15"><text:a xlink:href="https://github.com/cardosopab/bugtracker" xlink:type="simple">Github</text:a></text:span></text:p>
            </draw:text-box>
          </draw:frame>
          <draw:frame draw:style-name="gr11" draw:text-style-name="P24" draw:layer="layout" svg:width="2.96cm" svg:height="0.528cm" svg:x="1.352cm" svg:y="18.908cm">
            <draw:text-box>
              <text:p><text:span text:style-name="T14">Bug Tracker</text:span></text:p>
            </draw:text-box>
          </draw:frame>
          <draw:frame draw:style-name="gr36" draw:text-style-name="P28" draw:layer="layout" svg:width="3.523cm" svg:height="1.055cm" svg:x="13.025cm" svg:y="18.909cm">
            <draw:text-box>
              <text:p><text:span text:style-name="T20">Work In Progress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moder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swiss" style:font-pitch="variable"/>
    <style:font-face style:name="Liberation Serif4" svg:font-family="'Liberation Serif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family-generic="system" style:font-pitch="variable"/>
    <style:font-face style:name="Noto Sans4" svg:font-family="'Noto Sans'" style:font-family-generic="modern" style:font-pitch="variable"/>
    <style:font-face style:name="Noto Sans5" svg:font-family="'Noto Sans'" style:font-pitch="variable"/>
    <style:font-face style:name="NotoSans" svg:font-family="NotoSans" style:font-pitch="variable"/>
    <style:font-face style:name="NotoSans1" svg:font-family="NotoSans"/>
    <style:font-face style:name="OpenSymbol" svg:font-family="OpenSymbol"/>
    <style:font-face style:name="OpenSymbol1" svg:font-family="OpenSymbol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-dash="Dash_20_Dot_20_4" svg:stroke-color="#ffffff" draw:fill="none" draw:fill-color="#729fcf" draw:shadow-color="#000000"/>
      <style:paragraph-properties loext:tab-stop-distance="0cm">
        <style:tab-stops/>
      </style:paragraph-properties>
      <style:text-properties fo:color="#000000" loext:opacity="100%" fo:font-size="16pt" style:text-underline-style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Source Han Sans CN1" style:font-family-asian="'Source Han Sans CN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-complex="Noto Sans Devanagari2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2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Source Han Sans CN1" style:font-family-asian="'Source Han Sans CN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Internet_20_Link" style:display-name="Internet Link" style:family="graphic">
      <style:graphic-properties draw:fill="solid" draw:fill-color="#729fcf" draw:shadow-color="#000000"/>
      <style:paragraph-properties style:text-autospace="none"/>
      <style:text-properties fo:color="#729fcf" loext:opacity="100%" style:font-name="Noto Sans2" fo:font-family="'Noto Sans'" style:font-style-name="Regular" style:font-family-generic="swiss" style:font-pitch="variable" fo:font-size="10pt" style:text-underline-style="solid" style:text-underline-width="auto" style:text-underline-color="font-color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8T23:17:28.852647963</dc:date>
    <meta:editing-duration>PT15H8M16S</meta:editing-duration>
    <meta:editing-cycles>51</meta:editing-cycles>
    <meta:generator>LibreOffice/7.6.4.1$Linux_X86_64 LibreOffice_project/60$Build-1</meta:generator>
    <meta:print-date>2024-02-08T22:53:19.721541685</meta:print-date>
    <meta:printed-by>PDF files</meta:printed-by>
    <meta:document-statistic meta:object-count="91"/>
  </office:meta>
</office:document-meta>
</file>